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65cm" fo:min-width="0cm"/>
    </style:style>
    <style:style style:name="P1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826cm" svg:height="0.962cm" svg:x="11.074cm" svg:y="2.6cm">
          <draw:text-box>
            <text:p>Browser</text:p>
          </draw:text-box>
        </draw:frame>
        <draw:frame draw:style-name="gr2" draw:layer="layout" svg:width="4.583cm" svg:height="0.962cm" svg:x="10.4cm" svg:y="5.538cm">
          <draw:text-box>
            <text:p>Load Balancer</text:p>
          </draw:text-box>
        </draw:frame>
        <draw:frame draw:style-name="gr3" draw:layer="layout" svg:width="1.7cm" svg:height="0.962cm" svg:x="12.1cm" svg:y="6.338cm">
          <draw:text-box>
            <text:p>ELB</text:p>
          </draw:text-box>
        </draw:frame>
        <draw:frame draw:style-name="gr2" draw:layer="layout" svg:width="3.838cm" svg:height="0.962cm" svg:x="7.888cm" svg:y="8.838cm">
          <draw:text-box>
            <text:p>Web Server</text:p>
          </draw:text-box>
        </draw:frame>
        <draw:frame draw:style-name="gr4" draw:layer="layout" svg:width="1.752cm" svg:height="0.962cm" svg:x="9.136cm" svg:y="9.638cm">
          <draw:text-box>
            <text:p>EC2<text:tab/></text:p>
          </draw:text-box>
        </draw:frame>
        <draw:frame draw:style-name="gr2" draw:layer="layout" svg:width="3.838cm" svg:height="0.962cm" svg:x="14.662cm" svg:y="8.776cm">
          <draw:text-box>
            <text:p>Web Server</text:p>
          </draw:text-box>
        </draw:frame>
        <draw:frame draw:style-name="gr4" draw:layer="layout" svg:width="1.752cm" svg:height="0.962cm" svg:x="15.91cm" svg:y="9.576cm">
          <draw:text-box>
            <text:p>EC2<text:tab/></text:p>
          </draw:text-box>
        </draw:frame>
        <draw:frame draw:style-name="gr2" draw:layer="layout" svg:width="2.559cm" svg:height="0.962cm" svg:x="11.888cm" svg:y="8.638cm">
          <draw:text-box>
            <text:p>…........</text:p>
          </draw:text-box>
        </draw:frame>
        <draw:frame draw:style-name="gr2" draw:layer="layout" svg:width="3.969cm" svg:height="1.673cm" svg:x="11.3cm" svg:y="11.876cm">
          <draw:text-box>
            <text:p>SQL Server </text:p>
            <text:p><text:s text:c="3"/>database</text:p>
          </draw:text-box>
        </draw:frame>
        <draw:frame draw:style-name="gr3" draw:layer="layout" svg:width="1.84cm" svg:height="0.962cm" svg:x="12.4cm" svg:y="13.576cm">
          <draw:text-box>
            <text:p>RDS</text:p>
          </draw:text-box>
        </draw:frame>
        <draw:frame draw:style-name="gr2" draw:layer="layout" svg:width="4.761cm" svg:height="2.384cm" svg:x="6.839cm" svg:y="14.516cm">
          <draw:text-box>
            <text:p><text:s text:c="2"/>SQL Server</text:p>
            <text:p>failover replica </text:p>
            <text:p><text:s text:c="3"/>database</text:p>
          </draw:text-box>
        </draw:frame>
        <draw:frame draw:style-name="gr2" draw:layer="layout" svg:width="5.184cm" svg:height="1.673cm" svg:x="1.916cm" svg:y="2.3cm">
          <draw:text-box>
            <text:p><text:s text:c="6"/>Registrar</text:p>
            <text:p>yourdomain.com</text:p>
          </draw:text-box>
        </draw:frame>
        <draw:frame draw:style-name="gr2" draw:layer="layout" svg:width="2.581cm" svg:height="1.673cm" svg:x="3.319cm" svg:y="4.9cm">
          <draw:text-box>
            <text:p>Name</text:p>
            <text:p>servers</text:p>
          </draw:text-box>
        </draw:frame>
        <draw:frame draw:style-name="gr4" draw:text-style-name="P1" draw:layer="layout" svg:width="3.2cm" svg:height="0.962cm" svg:x="3.2cm" svg:y="6.7cm">
          <draw:text-box>
            <text:p text:style-name="P1"><text:span text:style-name="T1">Route 53</text:span></text:p>
          </draw:text-box>
        </draw:frame>
        <draw:frame draw:style-name="gr3" draw:layer="layout" svg:width="1.84cm" svg:height="0.962cm" svg:x="8.26cm" svg:y="16.8cm">
          <draw:text-box>
            <text:p>R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3-17T20:44:24.852000000</dc:date>
    <meta:editing-duration>PT15M24S</meta:editing-duration>
    <meta:editing-cycles>3</meta:editing-cycles>
    <meta:generator>LibreOffice/4.3.0.4$Windows_x86 LibreOffice_project/62ad5818884a2fc2e5780dd45466868d41009ec0</meta:generator>
    <meta:document-statistic meta:object-count="15"/>
  </office:meta>
</office:document-meta>
</file>